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path draw:style-name="gr2" draw:text-style-name="P1" draw:layer="layout" svg:width="24.387cm" svg:height="5.598cm" draw:transform="skewX (5.45636548210202E-017) rotate (0.629889327044753) translate (1.2579999173953cm 13.6169998866791cm)" svg:viewBox="0 0 24388 5599" svg:d="M0 0c17090-1 24388 5599 24388 5599">
          <text:p/>
        </draw:path>
        <draw:line draw:style-name="gr1" draw:text-style-name="P1" draw:layer="layout" svg:x1="3.033cm" svg:y1="15.391cm" svg:x2="3.033cm" svg:y2="15.069cm">
          <text:p/>
        </draw:line>
        <draw:frame draw:style-name="gr3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3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custom-shape draw:style-name="gr4" draw:text-style-name="P1" draw:layer="layout" svg:width="0.642cm" svg:height="0.642cm" svg:x="8.634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5" draw:text-style-name="P1" draw:layer="layout" svg:x1="7.864cm" svg:y1="15.391cm" svg:x2="7.809cm" svg:y2="9.325cm">
          <text:p/>
        </draw:line>
        <draw:line draw:style-name="gr5" draw:text-style-name="P1" draw:layer="layout" svg:x1="10.265cm" svg:y1="15.391cm" svg:x2="10.172cm" svg:y2="8.1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09T18:24:39.745867091</dc:date>
    <dc:creator>elucterio </dc:creator>
    <meta:editing-duration>PT7M13S</meta:editing-duration>
    <meta:editing-cycles>7</meta:editing-cycles>
    <meta:generator>LibreOffice/4.2.8.2$Linux_X86_64 LibreOffice_project/420m0$Build-2</meta:generator>
    <meta:document-statistic meta:object-count="9"/>
  </office:meta>
</office:document-meta>
</file>